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dienungsanleitung</text:p>
      <text:p text:style-name="Standard"/>
      <text:p text:style-name="Standard"/>
      <text:p text:style-name="Standard"/>
      <text:p text:style-name="Standard">Die Anwendung ermöglicht es ein Quadrat mit einer Seitenlänge aus dem Intervall [-2,0, 2,0] Meter mit dem Roomba Staubsauger Roboter ab zu fahren, wobei eine positiv gewählte Seitenlänge den Roomba das Quadrat vorwärts fahren lässt und eine negative rückwärts.</text:p>
      <text:p text:style-name="Standard"/>
      <text:p text:style-name="Standard">Nachdem Start der Anwendung befindet sich das Programm in dem <text:span text:style-name="T1">Initialisierungsmodus</text:span>, welcher dazu dient die Seitenlänge des zu fahrenden Quadrats mithilfe der Sieben-Segment-Anzeige des Roomba's einzustellen; der aktuelle Wert wird hierbei in Centimeter dargestellt. Die Seitenlänge kann hierbei mit dem <text:span text:style-name="T1">Spot-</text:span> und dem <text:span text:style-name="T1">Dock-Button </text:span>erhöht bzw. erniedrigt werden. </text:p>
      <text:p text:style-name="Standard"/>
      <text:p text:style-name="Standard">Ist die gewünschte Seitenlänge festgelegt, kann durch Drücken des <text:span text:style-name="T1">Day-Buttons</text:span><text:span text:style-name="T2"> in den </text:span><text:span text:style-name="T1">Fahrmodus</text:span><text:span text:style-name="T2"> gewechselt werden, wodurch der Roomba unmittelbar beginnt das Quadrat ab zu fahren. Während der Fahrt wird der aktuelle Quadrant (1 - 8), in dem sich der Roomba befindet, an den </text:span><text:span text:style-name="T1">Wochentag-LEDs</text:span><text:span text:style-name="T2"> angezeigt; das Anzeigeformat ist binär.</text:span></text:p>
      <text:p text:style-name="P3"/>
      <text:p text:style-name="Standard"><text:span text:style-name="T2">Tritt während der Fahrt eine Kollision auf, pausiert der Roomba seine Arbeit sofort und das Programm wechselt in den </text:span><text:span text:style-name="T1">Kollisionsmodus</text:span><text:span text:style-name="T2">. Nach sorgfältiger Begutachtung und Analyse der Kollision kann mithilfe des </text:span><text:span text:style-name="T1">Day-Buttons</text:span><text:span text:style-name="T2"> zurück in den </text:span><text:span text:style-name="T1">Fahrmodus </text:span><text:span text:style-name="T2">gewechselt werden, wobei der Roomba seine Arbeit fortsetzt. Nach erfolgreichem Abfahren des Quadrats schaltet das Programm zurück in den </text:span><text:span text:style-name="T1">Initialisierungsmodus</text:span><text:span text:style-name="T2">.</text:span></text:p>
      <text:p text:style-name="P3"/>
      <text:p text:style-name="P3"/>
      <text:p text:style-name="P3"/>
      <text:p text:style-name="P2">Überblick zur Steuerung:</text:p>
      <text:p text:style-name="P3"/>
      <text:p text:style-name="Standard"><text:span text:style-name="T1">LEDs:<text:tab/></text:span><text:span text:style-name="T2"><text:tab/><text:tab/>Dock-Green = Initialisierungsmodus, Spot-Green = Fahrmodus, </text:span></text:p>
      <text:p text:style-name="P3"><text:tab/><text:tab/><text:tab/>Check-Robot-Red = Kollisionsmodus</text:p>
      <text:p text:style-name="P3"/>
      <text:p text:style-name="Standard"><text:span text:style-name="T1">Day-Button: </text:span><text:span text:style-name="T2"><text:tab/><text:tab/>Startet die Fahrt </text:span></text:p>
      <text:p text:style-name="P3"><text:tab/><text:tab/><text:tab/>(Verfügbar im Initialisierungs- und Kollisionsmodus)</text:p>
      <text:p text:style-name="P3"/>
      <text:p text:style-name="Standard"><text:span text:style-name="T1">Spot-Button:</text:span><text:span text:style-name="T2"> <text:tab/><text:tab/>Erhöht die Seitenlänge des Quadrats um 10 cm </text:span></text:p>
      <text:p text:style-name="P3"><text:tab/><text:tab/><text:tab/>(Verfügbar im <text:tab/>Initialisierungsmodus)</text:p>
      <text:p text:style-name="P3"/>
      <text:p text:style-name="Standard"><text:span text:style-name="T1">Dock-Button: </text:span><text:span text:style-name="T2"><text:tab/>Erniedrigt die Seitenlänge des Quadrats um 10 cm </text:span></text:p>
      <text:p text:style-name="P3"><text:tab/><text:tab/><text:tab/>(Verfügbar im Initialisierungsmodus)</text:p>
      <text:p text:style-name="P3"/>
      <text:p text:style-name="P2">Clean-Button:<text:tab/><text:span text:style-name="T2">Programmreset, wechselt zurück in den Initialisierungsmodus</text:span></text:p>
      <text:p text:style-name="P2"><text:span text:style-name="T2"><text:tab/><text:tab/><text:tab/>(Verfügbar im Fahr- und Kollisionsmodus)</text:span></text:p>
      <text:p text:style-name="P3"/>
      <text:p text:style-name="Standard"><text:span text:style-name="T1">Wochentag-LEDs: </text:span><text:span text:style-name="T2"><text:tab/>Zeigen den aktuellen Quadranten als Binärzahl (Verfügbar im Fahrmodus)</text:span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bian </meta:initial-creator>
    <meta:creation-date>2013-05-13T19:48:51</meta:creation-date>
    <dc:date>2013-05-14T08:34:23</dc:date>
    <dc:creator>Praktikumsbenutzer </dc:creator>
    <meta:editing-duration>PT35M57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17" meta:word-count="260" meta:character-count="1991" meta:non-whitespace-character-count="1719"/>
  </office:meta>
</office:document-meta>
</file>